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ce2" style:family="table-cell" style:parent-style-name="Default" style:data-style-name="N127"/>
    <style:style style:name="ce1" style:family="table-cell" style:parent-style-name="Default" style:data-style-name="N74"/>
    <style:style style:name="ce4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Weights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ottle#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+sample</text:p>
          </table:table-cell>
          <table:table-cell office:value-type="string" calcext:value-type="string">
            <text:p>+acid</text:p>
          </table:table-cell>
          <table:table-cell office:value-type="string" calcext:value-type="string">
            <text:p>m_sample</text:p>
          </table:table-cell>
          <table:table-cell office:value-type="string" calcext:value-type="string">
            <text:p>m_acid</text:p>
          </table:table-cell>
          <table:table-cell office:value-type="string" calcext:value-type="string">
            <text:p>C_acid</text:p>
          </table:table-cell>
        </table:table-row>
        <table:table-row table:style-name="ro1">
          <table:table-cell table:style-name="ce2"/>
          <table:table-cell table:number-columns-repeated="2"/>
          <table:table-cell table:formula="of:=VLOOKUP([.C2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2]-[.D2]" office:value-type="string" office:string-value="" calcext:value-type="error">
            <text:p>#N/A</text:p>
          </table:table-cell>
          <table:table-cell table:formula="of:=[.F2]-[.E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table:formula="of:=VLOOKUP([.C3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3]-[.D3]" office:value-type="string" office:string-value="" calcext:value-type="error">
            <text:p>#N/A</text:p>
          </table:table-cell>
          <table:table-cell table:formula="of:=[.F3]-[.E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formula="of:=VLOOKUP([.C4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4]-[.D4]" office:value-type="string" office:string-value="" calcext:value-type="error">
            <text:p>#N/A</text:p>
          </table:table-cell>
          <table:table-cell table:formula="of:=[.F4]-[.E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formula="of:=VLOOKUP([.C5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5]-[.D5]" office:value-type="string" office:string-value="" calcext:value-type="error">
            <text:p>#N/A</text:p>
          </table:table-cell>
          <table:table-cell table:formula="of:=[.F5]-[.E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formula="of:=VLOOKUP([.C6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6]-[.D6]" office:value-type="string" office:string-value="" calcext:value-type="error">
            <text:p>#N/A</text:p>
          </table:table-cell>
          <table:table-cell table:formula="of:=[.F6]-[.E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formula="of:=VLOOKUP([.C7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7]-[.D7]" office:value-type="string" office:string-value="" calcext:value-type="error">
            <text:p>#N/A</text:p>
          </table:table-cell>
          <table:table-cell table:formula="of:=[.F7]-[.E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formula="of:=VLOOKUP([.C8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8]-[.D8]" office:value-type="string" office:string-value="" calcext:value-type="error">
            <text:p>#N/A</text:p>
          </table:table-cell>
          <table:table-cell table:formula="of:=[.F8]-[.E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formula="of:=VLOOKUP([.C9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9]-[.D9]" office:value-type="string" office:string-value="" calcext:value-type="error">
            <text:p>#N/A</text:p>
          </table:table-cell>
          <table:table-cell table:formula="of:=[.F9]-[.E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formula="of:=VLOOKUP([.C10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10]-[.D10]" office:value-type="string" office:string-value="" calcext:value-type="error">
            <text:p>#N/A</text:p>
          </table:table-cell>
          <table:table-cell table:formula="of:=[.F10]-[.E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table:formula="of:=VLOOKUP([.C11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11]-[.D11]" office:value-type="string" office:string-value="" calcext:value-type="error">
            <text:p>#N/A</text:p>
          </table:table-cell>
          <table:table-cell table:formula="of:=[.F11]-[.E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12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12]-[.D12]" office:value-type="string" office:string-value="" calcext:value-type="error">
            <text:p>#N/A</text:p>
          </table:table-cell>
          <table:table-cell table:formula="of:=[.F12]-[.E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13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13]-[.D13]" office:value-type="string" office:string-value="" calcext:value-type="error">
            <text:p>#N/A</text:p>
          </table:table-cell>
          <table:table-cell table:formula="of:=[.F13]-[.E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14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14]-[.D14]" office:value-type="string" office:string-value="" calcext:value-type="error">
            <text:p>#N/A</text:p>
          </table:table-cell>
          <table:table-cell table:formula="of:=[.F14]-[.E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15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15]-[.D15]" office:value-type="string" office:string-value="" calcext:value-type="error">
            <text:p>#N/A</text:p>
          </table:table-cell>
          <table:table-cell table:formula="of:=[.F15]-[.E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16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16]-[.D16]" office:value-type="string" office:string-value="" calcext:value-type="error">
            <text:p>#N/A</text:p>
          </table:table-cell>
          <table:table-cell table:formula="of:=[.F16]-[.E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17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17]-[.D17]" office:value-type="string" office:string-value="" calcext:value-type="error">
            <text:p>#N/A</text:p>
          </table:table-cell>
          <table:table-cell table:formula="of:=[.F17]-[.E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18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18]-[.D18]" office:value-type="string" office:string-value="" calcext:value-type="error">
            <text:p>#N/A</text:p>
          </table:table-cell>
          <table:table-cell table:formula="of:=[.F18]-[.E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19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19]-[.D19]" office:value-type="string" office:string-value="" calcext:value-type="error">
            <text:p>#N/A</text:p>
          </table:table-cell>
          <table:table-cell table:formula="of:=[.F19]-[.E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20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20]-[.D20]" office:value-type="string" office:string-value="" calcext:value-type="error">
            <text:p>#N/A</text:p>
          </table:table-cell>
          <table:table-cell table:formula="of:=[.F20]-[.E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21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21]-[.D21]" office:value-type="string" office:string-value="" calcext:value-type="error">
            <text:p>#N/A</text:p>
          </table:table-cell>
          <table:table-cell table:formula="of:=[.F21]-[.E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22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22]-[.D22]" office:value-type="string" office:string-value="" calcext:value-type="error">
            <text:p>#N/A</text:p>
          </table:table-cell>
          <table:table-cell table:formula="of:=[.F22]-[.E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23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23]-[.D23]" office:value-type="string" office:string-value="" calcext:value-type="error">
            <text:p>#N/A</text:p>
          </table:table-cell>
          <table:table-cell table:formula="of:=[.F23]-[.E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24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24]-[.D24]" office:value-type="string" office:string-value="" calcext:value-type="error">
            <text:p>#N/A</text:p>
          </table:table-cell>
          <table:table-cell table:formula="of:=[.F24]-[.E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25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25]-[.D25]" office:value-type="string" office:string-value="" calcext:value-type="error">
            <text:p>#N/A</text:p>
          </table:table-cell>
          <table:table-cell table:formula="of:=[.F25]-[.E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26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26]-[.D26]" office:value-type="string" office:string-value="" calcext:value-type="error">
            <text:p>#N/A</text:p>
          </table:table-cell>
          <table:table-cell table:formula="of:=[.F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27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27]-[.D27]" office:value-type="string" office:string-value="" calcext:value-type="error">
            <text:p>#N/A</text:p>
          </table:table-cell>
          <table:table-cell table:formula="of:=[.F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28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28]-[.D28]" office:value-type="string" office:string-value="" calcext:value-type="error">
            <text:p>#N/A</text:p>
          </table:table-cell>
          <table:table-cell table:formula="of:=[.F28]-[.E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29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29]-[.D29]" office:value-type="string" office:string-value="" calcext:value-type="error">
            <text:p>#N/A</text:p>
          </table:table-cell>
          <table:table-cell table:formula="of:=[.F29]-[.E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30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30]-[.D30]" office:value-type="string" office:string-value="" calcext:value-type="error">
            <text:p>#N/A</text:p>
          </table:table-cell>
          <table:table-cell table:formula="of:=[.F30]-[.E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31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31]-[.D31]" office:value-type="string" office:string-value="" calcext:value-type="error">
            <text:p>#N/A</text:p>
          </table:table-cell>
          <table:table-cell table:formula="of:=[.F31]-[.E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32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32]-[.D32]" office:value-type="string" office:string-value="" calcext:value-type="error">
            <text:p>#N/A</text:p>
          </table:table-cell>
          <table:table-cell table:formula="of:=[.F32]-[.E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33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33]-[.D33]" office:value-type="string" office:string-value="" calcext:value-type="error">
            <text:p>#N/A</text:p>
          </table:table-cell>
          <table:table-cell table:formula="of:=[.F33]-[.E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34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34]-[.D34]" office:value-type="string" office:string-value="" calcext:value-type="error">
            <text:p>#N/A</text:p>
          </table:table-cell>
          <table:table-cell table:formula="of:=[.F34]-[.E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35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35]-[.D35]" office:value-type="string" office:string-value="" calcext:value-type="error">
            <text:p>#N/A</text:p>
          </table:table-cell>
          <table:table-cell table:formula="of:=[.F35]-[.E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36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36]-[.D36]" office:value-type="string" office:string-value="" calcext:value-type="error">
            <text:p>#N/A</text:p>
          </table:table-cell>
          <table:table-cell table:formula="of:=[.F36]-[.E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37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37]-[.D37]" office:value-type="string" office:string-value="" calcext:value-type="error">
            <text:p>#N/A</text:p>
          </table:table-cell>
          <table:table-cell table:formula="of:=[.F37]-[.E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38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38]-[.D38]" office:value-type="string" office:string-value="" calcext:value-type="error">
            <text:p>#N/A</text:p>
          </table:table-cell>
          <table:table-cell table:formula="of:=[.F38]-[.E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39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39]-[.D39]" office:value-type="string" office:string-value="" calcext:value-type="error">
            <text:p>#N/A</text:p>
          </table:table-cell>
          <table:table-cell table:formula="of:=[.F39]-[.E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VLOOKUP([.C40];[$Bottles.A$2:.F$7];6)" office:value-type="string" office:string-value="" calcext:value-type="error">
            <text:p>#N/A</text:p>
          </table:table-cell>
          <table:table-cell table:number-columns-repeated="2"/>
          <table:table-cell table:formula="of:=[.E40]-[.D40]" office:value-type="string" office:string-value="" calcext:value-type="error">
            <text:p>#N/A</text:p>
          </table:table-cell>
          <table:table-cell table:formula="of:=[.F40]-[.E40]" office:value-type="float" office:value="0" calcext:value-type="float">
            <text:p>0</text:p>
          </table:table-cell>
          <table:table-cell/>
        </table:table-row>
      </table:table>
      <table:table table:name="Bottle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bottle#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weight_g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.84579" calcext:value-type="float">
            <text:p>97.84579</text:p>
          </table:table-cell>
          <table:table-cell office:value-type="float" office:value="97.84592" calcext:value-type="float">
            <text:p>97.84592</text:p>
          </table:table-cell>
          <table:table-cell office:value-type="float" office:value="97.8459" calcext:value-type="float">
            <text:p>97.8459</text:p>
          </table:table-cell>
          <table:table-cell office:value-type="float" office:value="97.84589" calcext:value-type="float">
            <text:p>97.84589</text:p>
          </table:table-cell>
          <table:table-cell table:formula="of:=AVERAGE([.B2:.E2])" office:value-type="float" office:value="97.845875" calcext:value-type="float">
            <text:p>97.845875</text:p>
          </table:table-cell>
          <table:table-cell table:formula="of:=STDEV([.B2:.E2])" office:value-type="float" office:value="0.0000580229839563027" calcext:value-type="float">
            <text:p>5.80229839563027E-05</text:p>
          </table:table-cell>
          <table:table-cell table:formula="of:=[.G2]/COUNT([.B2:.E2])^0.5" office:value-type="float" office:value="0.0000290114919781513" calcext:value-type="float">
            <text:p>2.90114919781513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.88288" calcext:value-type="float">
            <text:p>101.88288</text:p>
          </table:table-cell>
          <table:table-cell office:value-type="float" office:value="101.88292" calcext:value-type="float">
            <text:p>101.88292</text:p>
          </table:table-cell>
          <table:table-cell office:value-type="float" office:value="101.88287" calcext:value-type="float">
            <text:p>101.88287</text:p>
          </table:table-cell>
          <table:table-cell office:value-type="float" office:value="101.88291" calcext:value-type="float">
            <text:p>101.88291</text:p>
          </table:table-cell>
          <table:table-cell table:formula="of:=AVERAGE([.B3:.E3])" office:value-type="float" office:value="101.882895" calcext:value-type="float">
            <text:p>101.882895</text:p>
          </table:table-cell>
          <table:table-cell table:formula="of:=STDEV([.B3:.E3])" office:value-type="float" office:value="0.0000238047614280725" calcext:value-type="float">
            <text:p>2.38047614280725E-05</text:p>
          </table:table-cell>
          <table:table-cell table:formula="of:=[.G3]/COUNT([.B3:.E3])^0.5" office:value-type="float" office:value="0.0000119023807140362" calcext:value-type="float">
            <text:p>1.19023807140362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.30931" calcext:value-type="float">
            <text:p>95.30931</text:p>
          </table:table-cell>
          <table:table-cell office:value-type="float" office:value="95.30944" calcext:value-type="float">
            <text:p>95.30944</text:p>
          </table:table-cell>
          <table:table-cell office:value-type="float" office:value="95.3093" calcext:value-type="float">
            <text:p>95.3093</text:p>
          </table:table-cell>
          <table:table-cell office:value-type="float" office:value="95.30938" calcext:value-type="float">
            <text:p>95.30938</text:p>
          </table:table-cell>
          <table:table-cell table:formula="of:=AVERAGE([.B4:.E4])" office:value-type="float" office:value="95.3093575" calcext:value-type="float">
            <text:p>95.3093575</text:p>
          </table:table-cell>
          <table:table-cell table:formula="of:=STDEV([.B4:.E4])" office:value-type="float" office:value="0.0000655108133580494" calcext:value-type="float">
            <text:p>6.55108133580494E-05</text:p>
          </table:table-cell>
          <table:table-cell table:formula="of:=[.G4]/COUNT([.B4:.E4])^0.5" office:value-type="float" office:value="0.0000327554066790247" calcext:value-type="float">
            <text:p>3.27554066790247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.61381" calcext:value-type="float">
            <text:p>99.61381</text:p>
          </table:table-cell>
          <table:table-cell office:value-type="float" office:value="99.61382" calcext:value-type="float">
            <text:p>99.61382</text:p>
          </table:table-cell>
          <table:table-cell office:value-type="float" office:value="99.6138" calcext:value-type="float">
            <text:p>99.6138</text:p>
          </table:table-cell>
          <table:table-cell office:value-type="float" office:value="99.61396" calcext:value-type="float">
            <text:p>99.61396</text:p>
          </table:table-cell>
          <table:table-cell table:formula="of:=AVERAGE([.B5:.E5])" office:value-type="float" office:value="99.6138475" calcext:value-type="float">
            <text:p>99.6138475</text:p>
          </table:table-cell>
          <table:table-cell table:formula="of:=STDEV([.B5:.E5])" office:value-type="float" office:value="0.0000754431353211308" calcext:value-type="float">
            <text:p>7.54431353211308E-05</text:p>
          </table:table-cell>
          <table:table-cell table:formula="of:=[.G5]/COUNT([.B5:.E5])^0.5" office:value-type="float" office:value="0.0000377215676605654" calcext:value-type="float">
            <text:p>3.77215676605654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.12193" calcext:value-type="float">
            <text:p>99.12193</text:p>
          </table:table-cell>
          <table:table-cell office:value-type="float" office:value="99.12205" calcext:value-type="float">
            <text:p>99.12205</text:p>
          </table:table-cell>
          <table:table-cell office:value-type="float" office:value="99.12211" calcext:value-type="float">
            <text:p>99.12211</text:p>
          </table:table-cell>
          <table:table-cell office:value-type="float" office:value="99.12224" calcext:value-type="float">
            <text:p>99.12224</text:p>
          </table:table-cell>
          <table:table-cell table:formula="of:=AVERAGE([.B6:.E6])" office:value-type="float" office:value="99.1220825" calcext:value-type="float">
            <text:p>99.1220825</text:p>
          </table:table-cell>
          <table:table-cell table:formula="of:=STDEV([.B6:.E6])" office:value-type="float" office:value="0.00012893796958224" calcext:value-type="float">
            <text:p>0.00012893796958224</text:p>
          </table:table-cell>
          <table:table-cell table:formula="of:=[.G6]/COUNT([.B6:.E6])^0.5" office:value-type="float" office:value="0.0000644689847911199" calcext:value-type="float">
            <text:p>6.44689847911199E-05</text:p>
          </table:table-cell>
        </table:table-row>
      </table:table>
      <table:table table:name="CRM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salinity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.237" calcext:value-type="float">
            <text:p>33.237</text:p>
          </table:table-cell>
          <table:table-cell office:value-type="float" office:value="2040.33" calcext:value-type="float">
            <text:p>2040.33</text:p>
          </table:table-cell>
          <table:table-cell office:value-type="float" office:value="2199.32" calcext:value-type="float">
            <text:p>2199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4"/>
    </number:date-style>
    <number:date-style style:name="N120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5"/>
    </number:date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6"/>
    </number:date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7"/>
    </number:date-style>
    <number:date-style style:name="N12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8"/>
    </number:date-style>
    <number:date-style style:name="N12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1"/>
    </number:date-style>
    <number:date-style style:name="N12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 style:data-style-name="N2" text:time-value="14:16:03.5707092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scar Branson</meta:initial-creator>
    <meta:creation-date>2023-08-21T02:07:32.112779325</meta:creation-date>
    <dc:date>2023-08-24T15:54:40.954136235</dc:date>
    <dc:creator>Oscar Branson</dc:creator>
    <meta:editing-duration>P1DT1H2M40S</meta:editing-duration>
    <meta:editing-cycles>41</meta:editing-cycles>
    <meta:generator>LibreOffice/7.5.5.2$Linux_X86_64 LibreOffice_project/50$Build-2</meta:generator>
    <meta:document-statistic meta:table-count="3" meta:cell-count="182" meta:object-count="0"/>
  </office:meta>
</office:document-meta>
</file>